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fd75" officeooo:paragraph-rsid="001afd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gi configuration for ubuntu</text:p>
      <text:p text:style-name="P1"/>
      <text:p text:style-name="P1"><text:tab/>what is cgi?Programmers use cgi to make dynamic website.Cgi programs are actually some script running on the server.Typical cgis usually are python ,perl and so on.</text:p>
      <text:p text:style-name="P1"><text:tab/></text:p>
      <text:p text:style-name="P1"/>
      <text:p text:style-name="P1">Configuration </text:p>
      <text:p text:style-name="P1"><text:tab/>1.basic tutorial</text:p>
      <text:p text:style-name="P1"><text:tab/><text:a xlink:type="simple" xlink:href="https://docs.python.org/2/howto/webservers.html" text:style-name="Internet_20_link" text:visited-style-name="Visited_20_Internet_20_Link">https://docs.python.org/2/howto/webservers.html</text:a></text:p>
      <text:p text:style-name="P1"><text:tab/><text:a xlink:type="simple" xlink:href="http://httpd.apache.org/docs/2.2/howto/cgi.html#permissions" text:style-name="Internet_20_link" text:visited-style-name="Visited_20_Internet_20_Link">http://httpd.apache.org/docs/2.2/howto/cgi.html#permissions</text:a></text:p>
      <text:p text:style-name="P1"/>
      <text:p text:style-name="P1"><text:tab/>2.The tutorial is great but you will run into a few questions.</text:p>
      <text:p text:style-name="P1"><text:tab/><text:tab/>So why don’t I just tell you what to on an ubuntu OS</text:p>
      <text:p text:style-name="P1"><text:tab/><text:tab/>2.1 First configure APACHE to support cgi</text:p>
      <text:p text:style-name="P1"><text:tab/><text:tab/><text:tab/>2.1.1 find /etc/apache2/serve-cgi-bin.conf instead of apache2.conf,add the directives from tutorial above</text:p>
      <text:p text:style-name="P1"><text:tab/><text:tab/><text:tab/>2.1.2 enable cgi or cgid module(since apache is a light core server),</text:p>
      <text:p text:style-name="P1"><text:tab/><text:tab/><text:tab/><text:tab/>sudo a2enmod cgid</text:p>
      <text:p text:style-name="P1"><text:tab/><text:tab/>2.2 restart server</text:p>
      <text:p text:style-name="P1"><text:tab/><text:tab/><text:tab/>service apache2 restart</text:p>
      <text:p text:style-name="P1"><text:tab/></text:p>
      <text:p text:style-name="P1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5:18:12.203294675</meta:creation-date>
    <dc:date>2016-11-23T15:28:17.105029418</dc:date>
    <meta:editing-duration>PT10M5S</meta:editing-duration>
    <meta:editing-cycles>1</meta:editing-cycles>
    <meta:generator>LibreOffice/5.1.2.2$Linux_X86_64 LibreOffice_project/10m0$Build-2</meta:generator>
    <meta:document-statistic meta:table-count="0" meta:image-count="0" meta:object-count="0" meta:page-count="1" meta:paragraph-count="17" meta:word-count="99" meta:character-count="745" meta:non-whitespace-character-count="629"/>
  </office:meta>
</office:document-meta>
</file>